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ffffff"/>
    </style:style>
    <style:style style:name="P6" style:family="paragraph" style:parent-style-name="Standard">
      <style:paragraph-properties style:line-height-at-least="0.1944in"/>
      <style:text-properties style:font-name="Times" fo:font-size="12.0pt" fo:color="#000000" fo:background-color="#ffffff"/>
    </style:style>
    <style:style style:name="P7" style:family="paragraph" style:parent-style-name="Standard">
      <style:text-properties style:font-name="Times" fo:font-size="12.0pt" fo:background-color="#000000"/>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text-properties style:font-name="Times" fo:font-size="12.0pt" fo:color="#000000"/>
    </style:style>
    <style:style style:name="P11"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2" style:family="paragraph" style:parent-style-name="Standard">
      <style:text-properties style:font-name="Times" fo:font-size="12.0pt" fo:color="#008080"/>
    </style:style>
    <style:style style:name="P13" style:family="paragraph" style:parent-style-name="Standard">
      <style:paragraph-properties fo:margin-left="0.5417in"/>
      <style:text-properties style:font-name="Times"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letter-spacing="0.0000in" fo:background-color="transparent"/>
    </style:style>
    <style:style style:name="T6" style:family="text">
      <style:text-properties fo:letter-spacing="0.0000in"/>
    </style:style>
    <style:style style:name="T7" style:family="text">
      <style:text-properties fo:background-color="#ffffff"/>
    </style:style>
    <style:style style:name="T8" style:family="text">
      <style:text-properties style:font-name="Lucida Grande"/>
    </style:style>
    <style:style style:name="T9" style:family="text">
      <style:text-properties fo:color="#222222"/>
    </style:style>
    <style:style style:name="T10" style:family="text">
      <style:text-properties fo:color="#000000"/>
    </style:style>
    <style:style style:name="T11"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
      <text:p text:style-name="P2"/>
      <text:p text:style-name="P2">Learning Style(Creativity) – 59.96(average = 63.3)IQ of 126(high end of average)</text:p>
      <text:p text:style-name="P2"/>
      <text:p text:style-name="P2"/>
      <text:p text:style-name="P5"><text:span text:style-name="T1">Liam Hackett</text:span></text:p>
      <text:p text:style-name="P6"><text:span text:style-name="T5">Currently living in Sydney in the Northern Beaches with my partner and my dog. I’m working full-time managing a Gym and studying on the side. My current degree is a Bachelor of Business (Logistics and Supply C</text:span><text:span text:style-name="T6">hain Management. I was working in the Supply Chain/Logistics field, focusing on Purchasing and Procurement before I took my newest role. My partner is from Brazil so I am learning Portuguese on the side when I find the time.</text:span></text:p>
      <text:p text:style-name="P5">Myers-Briggs - ISFP Introvert(3%) Sensing(9%) Feeling(19%) Perceiving(25%) </text:p>
      <text:p text:style-name="P5">Creativity Test - Learning Style(Creativity) – 57.38 (Typical = 63.3)</text:p>
      <text:p text:style-name="P2"><text:span text:style-name="T7">Learning Style Test - </text:span><text:s/>Mind - 43%/57% Extraverted/Introverted.</text:p>
      <text:p text:style-name="P2">Energy - 67%/33% Intuitive/Observant</text:p>
      <text:p text:style-name="P2">Nature - 39%/61% Thinking/Feeling</text:p>
      <text:p text:style-name="P2">Tactics - 43%/57% Judging/Prospecting</text:p>
      <text:p text:style-name="P2">Identity - 29%/71% Assertive/Turbulent</text:p>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text:span text:style-name="T1">Mary-Jane Amos</text:span></text:p>
      <text:p text:style-name="P7">I’m a 22 year old girl with an interest in all things pertaining to science from biological to technological! I love to learn and I love to help people with what I’ve learnt! Through these webpages I hope you are able to learn more about myself and this team. <text:s/></text:p>
      <text:p text:style-name="P7">Myers-Briggs – INFJ-T 71% introverted, 62% Intuitive, 53% feeling, 75% Judging 57% Turbulent</text:p>
      <text:p text:style-name="P7">Learning Style: Auditory 35%, Visual 35% Tactile 30%</text:p>
      <text:p text:style-name="P7">Big 5</text:p>
      <text:p text:style-name="P2"/>
      <text:p text:style-name="P7"><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
      <text:p text:style-name="P2"><text:span text:style-name="T1">\</text:span></text:p>
      <text:p text:style-name="P2"/>
      <text:p text:style-name="P2"/>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8"><text:span text:style-name="T2">Industry Data</text:span></text:p>
      <text:p text:style-name="P2"/>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8">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
      <text:p text:style-name="P2"><text:s/>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4"><text:span text:style-name="T2">Need some reflections from everyone</text:span></text:p>
      <text:p text:style-name="P8"><text:span text:style-name="T2">IT TOOLS</text:span></text:p>
      <text:p text:style-name="P1"><text:span text:style-name="T1">AUTONOMOUS VEHICLES -Daniel. M</text:span></text:p>
      <text:p text:style-name="P9"/>
      <text:p text:style-name="P10">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10">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11"><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
      <text:p text:style-name="P2"><text:span text:style-name="T1">References for cloud computing</text:span></text:p>
      <text:p text:style-name="P10">[1] <text:span text:style-name="T6">What is cloud computing?</text:span></text:p>
      <text:p text:style-name="P12"><text:span text:style-name="T6">https://www.ibm.com/au-en/cloud/learn/cloud-computing</text:span><text:span text:style-name="T10"><text:s/></text:span></text:p>
      <text:p text:style-name="P10">[2] <text:span text:style-name="T6">Cloud computing</text:span></text:p>
      <text:p text:style-name="P12"><text:span text:style-name="T6">https://en.wikipedia.org/wiki/Cloud_computing#Service_models</text:span><text:span text:style-name="T10"><text:s/></text:span></text:p>
      <text:p text:style-name="P10">[3] <text:span text:style-name="T6">Google Stadia</text:span></text:p>
      <text:p text:style-name="P12"><text:span text:style-name="T6">https://en.wikipedia.org/wiki/Google_Stadia</text:span><text:span text:style-name="T10"><text:s/></text:span></text:p>
      <text:p text:style-name="P1"/>
      <text:p text:style-name="P1"/>
      <text:p text:style-name="P1"/>
      <text:p text:style-name="P1"/>
      <text:p text:style-name="P1"/>
      <text:p text:style-name="P1"/>
      <text:p text:style-name="P1"/>
      <text:p text:style-name="P1"/>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8">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8">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
      <text:p text:style-name="P1"/>
      <text:p text:style-name="P1"><text:span text:style-name="T1">ROBOTS - <text:s/>Harley. T</text:span></text:p>
      <text:p text:style-name="P1"/>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3"/>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
      <text:p text:style-name="P2"><text:span text:style-name="T1">References for robots:</text:span></text:p>
      <text:p text:style-name="P10"><text:a xlink:type="simple" xlink:href="https://www.merriam-webster.com/dictionary/robot">[</text:a>1]Merriam-webster.com. (2019). <text:span text:style-name="T11">Definition of ROBOT</text:span>. [online] Available at: https://www.merriam-webster.com/dictionary/robot [Accessed 3 Oct. 2019]. </text:p>
      <text:p text:style-name="P10">[2] Griecius, T. (2018). <text:span text:style-name="T11">Mars Science Laboratory - Curiosity Rover</text:span>. [online] NASA. Available at: https://www.nasa.gov/mission_pages/msl/index.html [Accessed 3 Oct. 2019]. </text:p>
      <text:p text:style-name="P10">[3] KUKA AG. (2019). <text:span text:style-name="T11">Industrial robots | KUKA AG</text:span>. [online] Available at: https://www.kuka.com/en-us/products/robotics-systems/industrial-robots/ [Accessed 3 Oct. 2019]. </text:p>
      <text:p text:style-name="P10">[4] Battlebots.com. (2018). <text:span text:style-name="T11">BattleBots</text:span>. [online] Available at: https://battlebots.com/ [Accessed 3 Oct. 2019]. </text:p>
      <text:p text:style-name="P10">[5] The Drone Racing League. (2019). <text:span text:style-name="T11">The Drone Racing League - The Drone Racing League</text:span>. [online] Available at: https://thedroneracingleague.com/ [Accessed 3 Oct. 2019]. </text:p>
      <text:p text:style-name="P10">[6] Bostondynamics.com. (2019). <text:span text:style-name="T11">Boston Dynamics | Boston Dynamics</text:span>. [online] Available at: https://www.bostondynamics.com/ [Accessed 3 Oct. 2019]. <text:s/></text:p>
      <text:p text:style-name="P10">[7] Modrobotics.com. (2019). <text:span text:style-name="T11">Educational Robots | Modular Robotics</text:span>. [online] Available at: https://www.modrobotics.com/education/ [Accessed 3 Oct. 2019]. </text:p>
      <text:p text:style-name="P10">[8]The Guardian. (2015). <text:span text:style-name="T11">How to teach … robotics</text:span>. [online] Available at: https://www.theguardian.com/teacher-network/2015/aug/24/how-to-teach-robotics [Accessed 3 Oct. 2019]. </text:p>
      <text:p text:style-name="P10">[9]KiwiCo. (2019). <text:span text:style-name="T11">Gifts for young scientists, artists and makers</text:span>. [online] Available at: https://www.kiwico.com/ [Accessed 3 Oct. 2019]. </text:p>
      <text:p text:style-name="P10">[10]Cott, E. (2015). <text:span text:style-name="T11">Prosthetic Limbs, Controlled by Thought</text:span>. [online] Nytimes.com. Available at: https://www.nytimes.com/2015/05/21/technology/a-bionic-approach-to-prosthetics-controlled-by-thought.html [Accessed 3 Oct. 2019]. </text:p>
      <text:p text:style-name="P10">[11]Ashley, S. (2017). <text:span text:style-name="T11">Robotic exoskeletons are changing lives in surprising ways</text:span>. [online] NBC News. Available at: https://www.nbcnews.com/mach/innovation/robotic-exoskeletons-are-changing-lives-surprising-ways-n722676 [Accessed 3 Oct. 2019]. </text:p>
      <text:p text:style-name="P10">[12]Association, R. (2019). <text:span text:style-name="T11">Exoskeleton Robots | RIA Service Robots</text:span>. [online] Robotics Online. Available at: https://www.robotics.org/service-robots/exoskeleton-robots [Accessed 3 Oct. 2019]. </text:p>
      <text:p text:style-name="P10">[13]Irobot.com.au. (2019). <text:span text:style-name="T11">iRobot: Vacuum, Mop, &amp; Lawn Mower</text:span>. [online] Available at: https://www.irobot.com.au/ [Accessed 3 Oct. 2019]. </text:p>
      <text:p text:style-name="P10">[14]Waggle TV (2013). <text:span text:style-name="T11">Roomba Cats: Compilation</text:span>. [video] Available at: https://www.youtube.com/watch?v=mk4XB2wZqF4 [Accessed 3 Oct. 2019]. </text:p>
      <text:p text:style-name="P10">[15]Groovepacker.com. (2019). <text:span text:style-name="T11">The Cost of Shipping Errors</text:span>. [online] Available at: https://groovepacker.com/articles/cost-shipping-errors [Accessed 3 Oct. 2019]. </text:p>
      <text:p text:style-name="P10">[16]Captain-robot.com. (2019). <text:span text:style-name="T11">Captain Robot</text:span>. [online] Available at: http://captain-robot.com/ [Accessed 3 Oct. 2019]. </text:p>
      <text:p text:style-name="P10">[17]Musk, E. (2014). <text:span text:style-name="T11">All Our Patent Are Belong To You</text:span>. [online] Tesla.com. Available at: https://www.tesla.com/en_AU/blog/all-our-patent-are-belong-you?redirect=no [Accessed 3 Oct. 2019]. </text:p>
      <text:p text:style-name="P10">[18]Duhigg, C. and Lohr, S. (2012). <text:span text:style-name="T11">In Technology Wars, Using the Patent as a Sword</text:span>. [online] Nytimes.com. Available at: https://www.nytimes.com/2012/10/08/technology/patent-wars-among-tech-giants-can-stifle-competition.html [Accessed 3 Oct. 2019]. </text:p>
      <text:p text:style-name="P10">[19]Harvey, C. (2017). <text:span text:style-name="T11">35 Top Open Source Companies</text:span>. [online] Datamation.com. Available at: https://www.datamation.com/open-source/35-top-open-source-companies-1.html [Accessed 3 Oct. 2019]. </text:p>
      <text:p text:style-name="P10">[20]Langridge, M. and Edwards, L. (2019). <text:span text:style-name="T11">Future batteries, coming soon: Charge in seconds, last months and power over the air</text:span>. [online] Pocket-lint. Available at: https://www.pocket-lint.com/gadgets/news/130380-future-batteries-coming-soon-charge-in-seconds-last-months-and-power-over-the-air [Accessed 3 Oct. 2019]. </text:p>
      <text:p text:style-name="P10">[21]Ishara, D., Dharmasena, G., Deane, J., Ravi, S. and Silva, P. (2018). <text:span text:style-name="T11">Nature of Power Generation and Output Optimization Criteria for Triboelectric Nanogenerators</text:span>. [online] https://onlinelibrary.wiley.com. Available at: https://onlinelibrary.wiley.com/doi/full/10.1002/aenm.201802190 [Accessed 3 Oct. 2019]. </text:p>
      <text:p text:style-name="P10">[22]Feuilherade, P. (2017). <text:span text:style-name="T11">Robots to the rescue! | Robohub</text:span>. [online] Robohub.org. Available at: https://robohub.org/robots-to-the-rescue/ [Accessed 3 Oct. 2019]. </text:p>
      <text:p text:style-name="P10">[23]Anderson, H. (2019). <text:span text:style-name="T11">Nanobots - Uses in Medicine and Industry - Engineering and Drawbacks</text:span>. [online] MicroscopeMaster. Available at: https://www.microscopemaster.com/nanobots.html [Accessed 3 Oct. 2019]. </text:p>
      <text:p text:style-name="P2"/>
      <text:p text:style-name="P2"><text:span text:style-name="T2">INTERVIEW WITH A PROFESSIONAL</text:span></text:p>
      <text:p text:style-name="P2"/>
      <text:p text:style-name="P4"><text:span text:style-name="T2">Still need that Intereview</text:span></text:p>
      <text:p text:style-name="P2"><text:span text:style-name="T2">REFLECTION</text:span></text:p>
      <text:p text:style-name="P2"/>
      <text:p text:style-name="P2"><text:span text:style-name="T1">Daniel Mammone</text:span></text:p>
      <text:p text:style-name="P2"/>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
      <text:p text:style-name="P2"><text:span text:style-name="T1">Liam Hackett</text:span></text:p>
      <text:p text:style-name="P2"/>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We need a 400 word ref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